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automatic-styles>
    <style:style style:name="P1" style:family="paragraph" style:parent-style-name="_30_._20_Normál">
      <style:text-properties fo:font-size="14pt" style:font-size-asian="12.25pt" style:font-size-complex="14pt"/>
    </style:style>
    <style:style style:name="P2" style:family="paragraph" style:parent-style-name="_30_._20_Normál">
      <style:text-properties fo:font-size="14pt" officeooo:paragraph-rsid="000f7ba5" style:font-size-asian="12.25pt" style:font-size-complex="14pt"/>
    </style:style>
    <style:style style:name="P3" style:family="paragraph" style:parent-style-name="_30_._20_Normál">
      <style:text-properties fo:font-size="14pt" officeooo:rsid="000f7ba5" officeooo:paragraph-rsid="000f7ba5" style:font-size-asian="12.25pt" style:font-size-complex="14pt"/>
    </style:style>
    <style:style style:name="P4" style:family="paragraph" style:parent-style-name="_30_._20_Normál">
      <style:text-properties fo:font-size="14pt" officeooo:rsid="00121472" officeooo:paragraph-rsid="00121472" style:font-size-asian="12.25pt" style:font-size-complex="14pt"/>
    </style:style>
    <style:style style:name="P5" style:family="paragraph" style:parent-style-name="_30_._20_Normál">
      <style:text-properties fo:font-size="14pt" officeooo:rsid="00134ccf" officeooo:paragraph-rsid="00134ccf" style:font-size-asian="12.25pt" style:font-size-complex="14pt"/>
    </style:style>
    <style:style style:name="P6" style:family="paragraph" style:parent-style-name="_30_._20_Normál">
      <style:text-properties fo:font-size="14pt" officeooo:rsid="0018c334" officeooo:paragraph-rsid="004bd667" style:font-size-asian="12.25pt" style:font-size-complex="14pt"/>
    </style:style>
    <style:style style:name="P7" style:family="paragraph" style:parent-style-name="_30_._20_Normál">
      <style:text-properties fo:font-size="14pt" officeooo:rsid="0018c334" officeooo:paragraph-rsid="0049ebff" style:font-size-asian="12.25pt" style:font-size-complex="14pt"/>
    </style:style>
    <style:style style:name="P8" style:family="paragraph" style:parent-style-name="_30_._20_Normál">
      <style:text-properties fo:font-size="14pt" officeooo:rsid="0019e43e" officeooo:paragraph-rsid="0019e43e" style:font-size-asian="12.25pt" style:font-size-complex="14pt"/>
    </style:style>
    <style:style style:name="P9" style:family="paragraph" style:parent-style-name="_30_._20_Normál">
      <style:text-properties fo:font-size="14pt" officeooo:rsid="001b5abf" officeooo:paragraph-rsid="001b5abf" style:font-size-asian="12.25pt" style:font-size-complex="14pt"/>
    </style:style>
    <style:style style:name="P10" style:family="paragraph" style:parent-style-name="_30_._20_Normál">
      <style:text-properties fo:font-size="14pt" officeooo:rsid="003b3e0b" officeooo:paragraph-rsid="003b3e0b" style:font-size-asian="12.25pt" style:font-size-complex="14pt"/>
    </style:style>
    <style:style style:name="P11" style:family="paragraph" style:parent-style-name="_30_._20_Normál">
      <style:text-properties fo:font-size="14pt" officeooo:paragraph-rsid="00554df7" style:font-size-asian="12.25pt" style:font-size-complex="14pt"/>
    </style:style>
    <style:style style:name="P12" style:family="paragraph" style:parent-style-name="_30_._20_Normál">
      <style:text-properties fo:font-size="14pt" officeooo:rsid="0056ff99" officeooo:paragraph-rsid="0056ff99" style:font-size-asian="12.25pt" style:font-size-complex="14pt"/>
    </style:style>
    <style:style style:name="P13" style:family="paragraph" style:parent-style-name="_30_._20_Normál">
      <style:text-properties fo:font-size="14pt" officeooo:rsid="005a75bd" officeooo:paragraph-rsid="005a75bd" style:font-size-asian="12.25pt" style:font-size-complex="14pt"/>
    </style:style>
    <style:style style:name="P14" style:family="paragraph" style:parent-style-name="_30_._20_Normál">
      <style:text-properties fo:font-size="14pt" fo:font-weight="bold" style:font-size-asian="12.25pt" style:font-weight-asian="bold" style:font-size-complex="14pt" style:font-weight-complex="bold"/>
    </style:style>
    <style:style style:name="P15" style:family="paragraph" style:parent-style-name="_30_._20_Normál">
      <style:text-properties fo:font-size="14pt" fo:font-weight="bold" officeooo:rsid="00121472" officeooo:paragraph-rsid="00121472" style:font-size-asian="12.25pt" style:font-weight-asian="bold" style:font-size-complex="14pt" style:font-weight-complex="bold"/>
    </style:style>
    <style:style style:name="P16" style:family="paragraph" style:parent-style-name="_30_._20_Normál">
      <style:text-properties fo:font-size="14pt" fo:font-weight="bold" officeooo:rsid="0027d0dd" officeooo:paragraph-rsid="0027d0dd" style:font-size-asian="12.25pt" style:font-weight-asian="bold" style:font-size-complex="14pt" style:font-weight-complex="bold"/>
    </style:style>
    <style:style style:name="P17" style:family="paragraph" style:parent-style-name="_30_._20_Normál">
      <style:text-properties fo:font-size="14pt" fo:font-weight="bold" officeooo:rsid="0020c87c" officeooo:paragraph-rsid="0020c87c" style:font-size-asian="12.25pt" style:font-weight-asian="bold" style:font-size-complex="14pt" style:font-weight-complex="bold"/>
    </style:style>
    <style:style style:name="P18" style:family="paragraph" style:parent-style-name="_30_._20_Normál">
      <style:text-properties fo:font-size="14pt" fo:font-weight="bold" officeooo:rsid="002fdc13" officeooo:paragraph-rsid="002fdc13" style:font-size-asian="12.25pt" style:font-weight-asian="bold" style:font-size-complex="14pt" style:font-weight-complex="bold"/>
    </style:style>
    <style:style style:name="P19" style:family="paragraph" style:parent-style-name="_30_._20_Normál">
      <style:text-properties fo:font-size="14pt" fo:font-weight="bold" officeooo:rsid="00318f3e" officeooo:paragraph-rsid="00318f3e" style:font-size-asian="12.25pt" style:font-weight-asian="bold" style:font-size-complex="14pt" style:font-weight-complex="bold"/>
    </style:style>
    <style:style style:name="P20" style:family="paragraph" style:parent-style-name="_30_._20_Normál">
      <style:text-properties fo:font-size="14pt" fo:font-weight="bold" officeooo:rsid="00318f3e" officeooo:paragraph-rsid="0034af1a" style:font-size-asian="12.25pt" style:font-weight-asian="bold" style:font-size-complex="14pt" style:font-weight-complex="bold"/>
    </style:style>
    <style:style style:name="P21" style:family="paragraph" style:parent-style-name="_30_._20_Normál">
      <style:text-properties fo:font-size="14pt" fo:font-weight="bold" officeooo:rsid="00318f3e" officeooo:paragraph-rsid="00325db8" style:font-size-asian="12.25pt" style:font-weight-asian="bold" style:font-size-complex="14pt" style:font-weight-complex="bold"/>
    </style:style>
    <style:style style:name="P22" style:family="paragraph" style:parent-style-name="_30_._20_Normál">
      <style:text-properties fo:font-size="14pt" fo:font-weight="bold" officeooo:rsid="00318f3e" officeooo:paragraph-rsid="004cd963" style:font-size-asian="12.25pt" style:font-weight-asian="bold" style:font-size-complex="14pt" style:font-weight-complex="bold"/>
    </style:style>
    <style:style style:name="P23" style:family="paragraph" style:parent-style-name="_30_._20_Normál">
      <style:text-properties fo:font-size="14pt" fo:font-weight="bold" officeooo:rsid="0036309f" officeooo:paragraph-rsid="0036309f" style:font-size-asian="12.25pt" style:font-weight-asian="bold" style:font-size-complex="14pt" style:font-weight-complex="bold"/>
    </style:style>
    <style:style style:name="P24" style:family="paragraph" style:parent-style-name="_30_._20_Normál">
      <style:text-properties fo:font-size="14pt" fo:font-weight="bold" officeooo:rsid="003b3e0b" officeooo:paragraph-rsid="003b3e0b" style:font-size-asian="12.25pt" style:font-weight-asian="bold" style:font-size-complex="14pt" style:font-weight-complex="bold"/>
    </style:style>
    <style:style style:name="P25" style:family="paragraph" style:parent-style-name="_30_._20_Normál">
      <style:text-properties fo:font-size="14pt" fo:font-weight="bold" officeooo:rsid="0041381f" officeooo:paragraph-rsid="0041381f" style:font-size-asian="12.25pt" style:font-weight-asian="bold" style:font-size-complex="14pt" style:font-weight-complex="bold"/>
    </style:style>
    <style:style style:name="P26" style:family="paragraph" style:parent-style-name="_30_._20_Normál">
      <style:text-properties fo:font-size="14pt" fo:font-weight="bold" officeooo:rsid="0046516e" officeooo:paragraph-rsid="0046516e" style:font-size-asian="12.25pt" style:font-weight-asian="bold" style:font-size-complex="14pt" style:font-weight-complex="bold"/>
    </style:style>
    <style:style style:name="P27" style:family="paragraph" style:parent-style-name="_30_._20_Normál">
      <style:text-properties fo:font-size="14pt" fo:font-weight="bold" officeooo:rsid="00482482" officeooo:paragraph-rsid="00482482" style:font-size-asian="12.25pt" style:font-weight-asian="bold" style:font-size-complex="14pt" style:font-weight-complex="bold"/>
    </style:style>
    <style:style style:name="P28" style:family="paragraph" style:parent-style-name="_30_._20_Normál">
      <style:text-properties fo:font-size="14pt" fo:font-weight="bold" officeooo:rsid="004cc25c" officeooo:paragraph-rsid="004cc25c" style:font-size-asian="12.25pt" style:font-weight-asian="bold" style:font-size-complex="14pt" style:font-weight-complex="bold"/>
    </style:style>
    <style:style style:name="P29" style:family="paragraph" style:parent-style-name="_30_._20_Normál">
      <style:text-properties fo:font-size="14pt" fo:font-weight="bold" officeooo:rsid="00325db8" officeooo:paragraph-rsid="0034af1a" style:font-size-asian="12.25pt" style:font-weight-asian="bold" style:font-size-complex="14pt" style:font-weight-complex="bold"/>
    </style:style>
    <style:style style:name="P30" style:family="paragraph" style:parent-style-name="_30_._20_Normál">
      <style:text-properties fo:font-size="14pt" fo:font-weight="bold" officeooo:rsid="004f52c4" officeooo:paragraph-rsid="004f52c4" style:font-size-asian="12.25pt" style:font-weight-asian="bold" style:font-size-complex="14pt" style:font-weight-complex="bold"/>
    </style:style>
    <style:style style:name="P31" style:family="paragraph" style:parent-style-name="_30_._20_Normál">
      <style:text-properties fo:font-size="14pt" fo:font-weight="bold" officeooo:rsid="0051ed9f" officeooo:paragraph-rsid="0051ed9f" style:font-size-asian="12.25pt" style:font-weight-asian="bold" style:font-size-complex="14pt" style:font-weight-complex="bold"/>
    </style:style>
    <style:style style:name="P32" style:family="paragraph" style:parent-style-name="_30_._20_Normál">
      <style:text-properties fo:font-size="14pt" fo:font-weight="bold" officeooo:rsid="00554df7" officeooo:paragraph-rsid="00554df7" style:font-size-asian="12.25pt" style:font-weight-asian="bold" style:font-size-complex="14pt" style:font-weight-complex="bold"/>
    </style:style>
    <style:style style:name="P33" style:family="paragraph" style:parent-style-name="_30_._20_Normál">
      <style:text-properties fo:font-size="14pt" fo:font-weight="bold" officeooo:rsid="005b58e8" officeooo:paragraph-rsid="005b58fc" style:font-size-asian="12.25pt" style:font-weight-asian="bold" style:font-size-complex="14pt" style:font-weight-complex="bold"/>
    </style:style>
    <style:style style:name="P34" style:family="paragraph" style:parent-style-name="_30_._20_Normál">
      <style:text-properties fo:font-size="14pt" fo:font-weight="bold" officeooo:rsid="005b58fc" officeooo:paragraph-rsid="005b58fc" style:font-size-asian="12.25pt" style:font-weight-asian="bold" style:font-size-complex="14pt" style:font-weight-complex="bold"/>
    </style:style>
    <style:style style:name="P35" style:family="paragraph" style:parent-style-name="_30_._20_Normál">
      <style:text-properties fo:font-size="14pt" fo:font-weight="bold" officeooo:rsid="005cec38" officeooo:paragraph-rsid="005cec38" style:font-size-asian="12.25pt" style:font-weight-asian="bold" style:font-size-complex="14pt" style:font-weight-complex="bold"/>
    </style:style>
    <style:style style:name="P36" style:family="paragraph" style:parent-style-name="_30_._20_Normál">
      <style:text-properties fo:font-size="14pt" fo:font-weight="bold" officeooo:rsid="005eb510" officeooo:paragraph-rsid="005eb510" style:font-size-asian="12.25pt" style:font-weight-asian="bold" style:font-size-complex="14pt" style:font-weight-complex="bold"/>
    </style:style>
    <style:style style:name="P37" style:family="paragraph" style:parent-style-name="_30_._20_Normál">
      <style:text-properties fo:font-size="14pt" fo:font-weight="bold" officeooo:rsid="005fe31d" officeooo:paragraph-rsid="005fe31d" style:font-size-asian="12.25pt" style:font-weight-asian="bold" style:font-size-complex="14pt" style:font-weight-complex="bold"/>
    </style:style>
    <style:style style:name="P38" style:family="paragraph" style:parent-style-name="_30_._20_Normál">
      <style:text-properties fo:font-size="14pt" fo:font-weight="bold" officeooo:rsid="00608681" officeooo:paragraph-rsid="00608681" style:font-size-asian="12.25pt" style:font-weight-asian="bold" style:font-size-complex="14pt" style:font-weight-complex="bold"/>
    </style:style>
    <style:style style:name="P39" style:family="paragraph" style:parent-style-name="_30_._20_Normál">
      <style:text-properties fo:font-size="14pt" fo:font-weight="bold" officeooo:rsid="0062565b" officeooo:paragraph-rsid="0062565b" style:font-size-asian="12.25pt" style:font-weight-asian="bold" style:font-size-complex="14pt" style:font-weight-complex="bold"/>
    </style:style>
    <style:style style:name="P40" style:family="paragraph" style:parent-style-name="_30_._20_Normál">
      <style:text-properties fo:font-size="14pt" fo:font-weight="bold" officeooo:rsid="0063ea3c" officeooo:paragraph-rsid="0063ea3c" style:font-size-asian="12.25pt" style:font-weight-asian="bold" style:font-size-complex="14pt" style:font-weight-complex="bold"/>
    </style:style>
    <style:style style:name="P41" style:family="paragraph" style:parent-style-name="_30_._20_Normál">
      <style:text-properties fo:font-size="14pt" fo:font-weight="bold" officeooo:rsid="006405f8" officeooo:paragraph-rsid="006405f8" style:font-size-asian="12.25pt" style:font-weight-asian="bold" style:font-size-complex="14pt" style:font-weight-complex="bold"/>
    </style:style>
    <style:style style:name="P42" style:family="paragraph" style:parent-style-name="_30_._20_Normál">
      <style:text-properties fo:font-size="14pt" fo:font-weight="bold" officeooo:rsid="0064b9f7" officeooo:paragraph-rsid="0064b9f7" style:font-size-asian="12.25pt" style:font-weight-asian="bold" style:font-size-complex="14pt" style:font-weight-complex="bold"/>
    </style:style>
    <style:style style:name="P43" style:family="paragraph" style:parent-style-name="_30_._20_Normál">
      <style:text-properties fo:font-size="14pt" fo:font-weight="bold" officeooo:rsid="0064ee9d" officeooo:paragraph-rsid="0064ee9d" style:font-size-asian="12.25pt" style:font-weight-asian="bold" style:font-size-complex="14pt" style:font-weight-complex="bold"/>
    </style:style>
    <style:style style:name="P44" style:family="paragraph" style:parent-style-name="_30_._20_Normál">
      <style:text-properties fo:font-size="14pt" fo:font-weight="normal" officeooo:rsid="003b3e0b" officeooo:paragraph-rsid="003eca7c" style:font-size-asian="12.25pt" style:font-weight-asian="normal" style:font-size-complex="14pt" style:font-weight-complex="normal"/>
    </style:style>
    <style:style style:name="P45" style:family="paragraph" style:parent-style-name="_30_._20_Normál">
      <style:text-properties fo:font-size="14pt" fo:font-weight="normal" officeooo:rsid="003b4da2" officeooo:paragraph-rsid="003b4da2" style:font-size-asian="12.25pt" style:font-weight-asian="normal" style:font-size-complex="14pt" style:font-weight-complex="normal"/>
    </style:style>
    <style:style style:name="P46" style:family="paragraph" style:parent-style-name="_30_._20_Normál">
      <style:text-properties fo:font-size="14pt" fo:font-weight="normal" officeooo:rsid="003d1478" officeooo:paragraph-rsid="003d1478" style:font-size-asian="12.25pt" style:font-weight-asian="normal" style:font-size-complex="14pt" style:font-weight-complex="normal"/>
    </style:style>
    <style:style style:name="P47" style:family="paragraph" style:parent-style-name="_30_._20_Normál">
      <style:text-properties fo:font-size="14pt" fo:font-weight="normal" officeooo:rsid="003d4d96" officeooo:paragraph-rsid="003d4d96" style:font-size-asian="12.25pt" style:font-weight-asian="normal" style:font-size-complex="14pt" style:font-weight-complex="normal"/>
    </style:style>
    <style:style style:name="P48" style:family="paragraph" style:parent-style-name="_30_._20_Normál">
      <style:text-properties fo:font-size="14pt" fo:font-weight="normal" officeooo:rsid="003d9276" officeooo:paragraph-rsid="003d9276" style:font-size-asian="12.25pt" style:font-weight-asian="normal" style:font-size-complex="14pt" style:font-weight-complex="normal"/>
    </style:style>
    <style:style style:name="P49" style:family="paragraph" style:parent-style-name="_30_._20_Normál">
      <style:text-properties fo:font-size="14pt" fo:font-weight="normal" officeooo:rsid="0041381f" officeooo:paragraph-rsid="0041381f" style:font-size-asian="12.25pt" style:font-weight-asian="normal" style:font-size-complex="14pt" style:font-weight-complex="normal"/>
    </style:style>
    <style:style style:name="P50" style:family="paragraph" style:parent-style-name="_30_._20_Normál">
      <style:text-properties fo:font-size="14pt" fo:font-weight="normal" officeooo:rsid="0043b427" officeooo:paragraph-rsid="0043b427" style:font-size-asian="12.25pt" style:font-weight-asian="normal" style:font-size-complex="14pt" style:font-weight-complex="normal"/>
    </style:style>
    <style:style style:name="P51" style:family="paragraph" style:parent-style-name="_30_._20_Normál">
      <style:text-properties fo:font-size="14pt" fo:font-weight="normal" officeooo:rsid="0049ebff" officeooo:paragraph-rsid="0049ebff" style:font-size-asian="12.25pt" style:font-weight-asian="normal" style:font-size-complex="14pt" style:font-weight-complex="normal"/>
    </style:style>
    <style:style style:name="P52" style:family="paragraph" style:parent-style-name="_30_._20_Normál">
      <style:text-properties fo:font-size="14pt" fo:font-weight="normal" officeooo:rsid="0049ebff" officeooo:paragraph-rsid="005a65b2" style:font-size-asian="12.25pt" style:font-weight-asian="normal" style:font-size-complex="14pt" style:font-weight-complex="normal"/>
    </style:style>
    <style:style style:name="P53" style:family="paragraph" style:parent-style-name="_30_._20_Normál">
      <style:text-properties fo:font-size="14pt" fo:font-weight="normal" officeooo:rsid="00447013" officeooo:paragraph-rsid="00447013" style:font-size-asian="12.25pt" style:font-weight-asian="normal" style:font-size-complex="14pt" style:font-weight-complex="normal"/>
    </style:style>
    <style:style style:name="P54" style:family="paragraph" style:parent-style-name="_30_._20_Normál">
      <style:text-properties fo:font-size="14pt" fo:font-weight="normal" officeooo:rsid="0051ed9f" officeooo:paragraph-rsid="0051ed9f" style:font-size-asian="12.25pt" style:font-weight-asian="normal" style:font-size-complex="14pt" style:font-weight-complex="normal"/>
    </style:style>
    <style:style style:name="P55" style:family="paragraph" style:parent-style-name="_30_._20_Normál">
      <style:text-properties fo:font-size="14pt" fo:font-weight="normal" officeooo:rsid="0052b0bb" officeooo:paragraph-rsid="0052b0bb" style:font-size-asian="12.25pt" style:font-weight-asian="normal" style:font-size-complex="14pt" style:font-weight-complex="normal"/>
    </style:style>
    <style:style style:name="P56" style:family="paragraph" style:parent-style-name="_30_._20_Normál">
      <style:text-properties fo:font-size="14pt" fo:font-weight="normal" officeooo:rsid="005b58fc" officeooo:paragraph-rsid="005b58fc" style:font-size-asian="12.25pt" style:font-weight-asian="normal" style:font-size-complex="14pt" style:font-weight-complex="normal"/>
    </style:style>
    <style:style style:name="P57" style:family="paragraph" style:parent-style-name="_30_._20_Normál">
      <style:text-properties fo:font-size="14pt" fo:font-weight="normal" officeooo:rsid="005cec38" officeooo:paragraph-rsid="005cec38" style:font-size-asian="12.25pt" style:font-weight-asian="normal" style:font-size-complex="14pt" style:font-weight-complex="normal"/>
    </style:style>
    <style:style style:name="P58" style:family="paragraph" style:parent-style-name="_30_._20_Normál">
      <style:text-properties fo:font-size="14pt" fo:font-weight="normal" officeooo:rsid="006405f8" officeooo:paragraph-rsid="006405f8" style:font-size-asian="12.25pt" style:font-weight-asian="normal" style:font-size-complex="14pt" style:font-weight-complex="normal"/>
    </style:style>
    <style:style style:name="P59" style:family="paragraph" style:parent-style-name="_30_._20_Normál">
      <style:text-properties officeooo:rsid="0021ec78" officeooo:paragraph-rsid="0021ec78"/>
    </style:style>
    <style:style style:name="P60" style:family="paragraph" style:parent-style-name="_30_._20_Normál">
      <style:text-properties officeooo:rsid="00221094" officeooo:paragraph-rsid="00221094"/>
    </style:style>
    <style:style style:name="P61" style:family="paragraph" style:parent-style-name="_30_._20_Normál">
      <style:text-properties officeooo:rsid="0023594d" officeooo:paragraph-rsid="0023594d"/>
    </style:style>
    <style:style style:name="P62" style:family="paragraph" style:parent-style-name="_30_._20_Normál">
      <style:text-properties officeooo:rsid="0025121f" officeooo:paragraph-rsid="0025121f"/>
    </style:style>
    <style:style style:name="P63" style:family="paragraph" style:parent-style-name="_30_._20_Normál">
      <style:text-properties fo:font-weight="bold" officeooo:rsid="002e9616" officeooo:paragraph-rsid="002e9616" style:font-weight-asian="bold" style:font-weight-complex="bold"/>
    </style:style>
    <style:style style:name="P64" style:family="paragraph" style:parent-style-name="_30_._20_Normál">
      <style:text-properties fo:font-weight="normal" officeooo:rsid="0029fcbc" officeooo:paragraph-rsid="002a48ca" style:font-weight-asian="normal" style:font-weight-complex="normal"/>
    </style:style>
    <style:style style:name="P65" style:family="paragraph" style:parent-style-name="_30_._20_Normál">
      <style:text-properties fo:font-weight="normal" officeooo:rsid="002a48ca" officeooo:paragraph-rsid="002a48ca" style:font-weight-asian="normal" style:font-weight-complex="normal"/>
    </style:style>
    <style:style style:name="P66" style:family="paragraph" style:parent-style-name="_30_._20_Normál">
      <style:text-properties fo:font-weight="normal" officeooo:rsid="002e9616" officeooo:paragraph-rsid="002e9616" style:font-weight-asian="normal" style:font-weight-complex="normal"/>
    </style:style>
    <style:style style:name="P67" style:family="paragraph" style:parent-style-name="_30_._20_Normál">
      <style:text-properties fo:font-weight="normal" officeooo:rsid="00318f3e" officeooo:paragraph-rsid="0028d534" style:font-weight-asian="normal" style:font-weight-complex="normal"/>
    </style:style>
    <style:style style:name="P68" style:family="paragraph" style:parent-style-name="Cím_20_03">
      <style:text-properties officeooo:rsid="0034af1a" officeooo:paragraph-rsid="0034af1a"/>
    </style:style>
    <style:style style:name="P69" style:family="paragraph" style:parent-style-name="Cím_20_03">
      <style:text-properties fo:font-size="16pt" style:font-size-asian="16pt" style:font-size-complex="16pt"/>
    </style:style>
    <style:style style:name="P70" style:family="paragraph" style:parent-style-name="Cím_20_03" style:master-page-name="Normál">
      <style:paragraph-properties fo:text-align="start" style:justify-single-word="false" style:page-number="auto"/>
      <style:text-properties fo:font-size="16pt" officeooo:rsid="0057c5d3" officeooo:paragraph-rsid="0057c5d3" style:font-size-asian="16pt" style:font-size-complex="16pt"/>
    </style:style>
    <style:style style:name="P71" style:family="paragraph" style:parent-style-name="_30_._20_Normál">
      <style:text-properties fo:font-size="14pt" fo:font-weight="bold" officeooo:rsid="00688699" officeooo:paragraph-rsid="00688699" style:font-size-asian="12.25pt" style:font-weight-asian="bold" style:font-size-complex="14pt" style:font-weight-complex="bold"/>
    </style:style>
    <style:style style:name="P72" style:family="paragraph" style:parent-style-name="_30_._20_Normál">
      <style:text-properties fo:font-size="14pt" fo:font-weight="bold" officeooo:rsid="006a30d0" officeooo:paragraph-rsid="006a30d0" style:font-size-asian="12.25pt" style:font-weight-asian="bold" style:font-size-complex="14pt" style:font-weight-complex="bold"/>
    </style:style>
    <style:style style:name="P73" style:family="paragraph" style:parent-style-name="_30_._20_Normál">
      <style:text-properties fo:font-size="14pt" fo:font-weight="normal" officeooo:rsid="00688699" officeooo:paragraph-rsid="00688699" style:font-size-asian="12.25pt" style:font-weight-asian="normal" style:font-size-complex="14pt" style:font-weight-complex="normal"/>
    </style:style>
    <style:style style:name="P74" style:family="paragraph" style:parent-style-name="_30_._20_Normál">
      <style:text-properties fo:font-size="14pt" fo:font-weight="normal" officeooo:rsid="00688699" officeooo:paragraph-rsid="0069af74" style:font-size-asian="12.25pt" style:font-weight-asian="normal" style:font-size-complex="14pt" style:font-weight-complex="normal"/>
    </style:style>
    <style:style style:name="T1" style:family="text">
      <style:text-properties officeooo:rsid="000f7ba5"/>
    </style:style>
    <style:style style:name="T2" style:family="text">
      <style:text-properties officeooo:rsid="00147a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620" style:font-weight-asian="bold" style:font-weight-complex="bold"/>
    </style:style>
    <style:style style:name="T5" style:family="text">
      <style:text-properties fo:font-weight="bold" officeooo:rsid="001b5abf" style:font-weight-asian="bold" style:font-weight-complex="bold"/>
    </style:style>
    <style:style style:name="T6" style:family="text">
      <style:text-properties fo:font-weight="bold" officeooo:rsid="0020c87c" style:font-weight-asian="bold" style:font-weight-complex="bold"/>
    </style:style>
    <style:style style:name="T7" style:family="text">
      <style:text-properties fo:font-weight="bold" officeooo:rsid="002a48ca" style:font-weight-asian="bold" style:font-weight-complex="bold"/>
    </style:style>
    <style:style style:name="T8" style:family="text">
      <style:text-properties fo:font-weight="bold" officeooo:rsid="00543c91" style:font-weight-asian="bold" style:font-weight-complex="bold"/>
    </style:style>
    <style:style style:name="T9" style:family="text">
      <style:text-properties fo:font-weight="bold" officeooo:rsid="00595d4a" style:font-weight-asian="bold" style:font-weight-complex="bold"/>
    </style:style>
    <style:style style:name="T10" style:family="text">
      <style:text-properties fo:font-weight="bold" officeooo:rsid="005a65b2" style:font-weight-asian="bold" style:font-weight-complex="bold"/>
    </style:style>
    <style:style style:name="T11" style:family="text">
      <style:text-properties officeooo:rsid="0014f620"/>
    </style:style>
    <style:style style:name="T12" style:family="text">
      <style:text-properties officeooo:rsid="00161c34"/>
    </style:style>
    <style:style style:name="T13" style:family="text">
      <style:text-properties officeooo:rsid="0018c334"/>
    </style:style>
    <style:style style:name="T14" style:family="text">
      <style:text-properties officeooo:rsid="0019e43e"/>
    </style:style>
    <style:style style:name="T15" style:family="text">
      <style:text-properties officeooo:rsid="0019f7c5"/>
    </style:style>
    <style:style style:name="T16" style:family="text">
      <style:text-properties officeooo:rsid="001d0919"/>
    </style:style>
    <style:style style:name="T17" style:family="text">
      <style:text-properties officeooo:rsid="001e5590"/>
    </style:style>
    <style:style style:name="T18" style:family="text">
      <style:text-properties officeooo:rsid="002053b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25db8" style:font-weight-asian="normal" style:font-weight-complex="normal"/>
    </style:style>
    <style:style style:name="T22" style:family="text">
      <style:text-properties fo:font-weight="normal" officeooo:rsid="00340651" style:font-weight-asian="normal" style:font-weight-complex="normal"/>
    </style:style>
    <style:style style:name="T23" style:family="text">
      <style:text-properties fo:font-weight="normal" officeooo:rsid="003428e1" style:font-weight-asian="normal" style:font-weight-complex="normal"/>
    </style:style>
    <style:style style:name="T24" style:family="text">
      <style:text-properties fo:font-weight="normal" officeooo:rsid="0034af1a" style:font-weight-asian="normal" style:font-weight-complex="normal"/>
    </style:style>
    <style:style style:name="T25" style:family="text">
      <style:text-properties fo:font-weight="normal" officeooo:rsid="0036e3e1" style:font-weight-asian="normal" style:font-weight-complex="normal"/>
    </style:style>
    <style:style style:name="T26" style:family="text">
      <style:text-properties fo:font-weight="normal" officeooo:rsid="0038de71" style:font-weight-asian="normal" style:font-weight-complex="normal"/>
    </style:style>
    <style:style style:name="T27" style:family="text">
      <style:text-properties fo:font-weight="normal" officeooo:rsid="003a01dd" style:font-weight-asian="normal" style:font-weight-complex="normal"/>
    </style:style>
    <style:style style:name="T28" style:family="text">
      <style:text-properties fo:font-weight="normal" officeooo:rsid="004cc25c" style:font-weight-asian="normal" style:font-weight-complex="normal"/>
    </style:style>
    <style:style style:name="T29" style:family="text">
      <style:text-properties fo:font-weight="normal" officeooo:rsid="004cd963" style:font-weight-asian="normal" style:font-weight-complex="normal"/>
    </style:style>
    <style:style style:name="T30" style:family="text">
      <style:text-properties fo:font-weight="normal" officeooo:rsid="00514ea3" style:font-weight-asian="normal" style:font-weight-complex="normal"/>
    </style:style>
    <style:style style:name="T31" style:family="text">
      <style:text-properties fo:font-weight="normal" officeooo:rsid="005b58fc" style:font-weight-asian="normal" style:font-weight-complex="normal"/>
    </style:style>
    <style:style style:name="T32" style:family="text">
      <style:text-properties fo:font-weight="normal" officeooo:rsid="005eb510" style:font-weight-asian="normal" style:font-weight-complex="normal"/>
    </style:style>
    <style:style style:name="T33" style:family="text">
      <style:text-properties fo:font-weight="normal" officeooo:rsid="00650221" style:font-weight-asian="normal" style:font-weight-complex="normal"/>
    </style:style>
    <style:style style:name="T34" style:family="text">
      <style:text-properties fo:font-weight="normal" officeooo:rsid="0066c7d0" style:font-weight-asian="normal" style:font-weight-complex="normal"/>
    </style:style>
    <style:style style:name="T35" style:family="text">
      <style:text-properties officeooo:rsid="0023594d"/>
    </style:style>
    <style:style style:name="T36" style:family="text">
      <style:text-properties officeooo:rsid="0025121f"/>
    </style:style>
    <style:style style:name="T37" style:family="text">
      <style:text-properties officeooo:rsid="002705eb"/>
    </style:style>
    <style:style style:name="T38" style:family="text">
      <style:text-properties officeooo:rsid="002a48ca"/>
    </style:style>
    <style:style style:name="T39" style:family="text">
      <style:text-properties officeooo:rsid="002d30aa"/>
    </style:style>
    <style:style style:name="T40" style:family="text">
      <style:text-properties officeooo:rsid="0032326d"/>
    </style:style>
    <style:style style:name="T41" style:family="text">
      <style:text-properties officeooo:rsid="003428e1"/>
    </style:style>
    <style:style style:name="T42" style:family="text">
      <style:text-properties officeooo:rsid="003d0e9a"/>
    </style:style>
    <style:style style:name="T43" style:family="text">
      <style:text-properties officeooo:rsid="003dd897"/>
    </style:style>
    <style:style style:name="T44" style:family="text">
      <style:text-properties officeooo:rsid="003eca7c"/>
    </style:style>
    <style:style style:name="T45" style:family="text">
      <style:text-properties officeooo:rsid="0042cd4d"/>
    </style:style>
    <style:style style:name="T46" style:family="text">
      <style:text-properties officeooo:rsid="004bd667"/>
    </style:style>
    <style:style style:name="T47" style:family="text">
      <style:text-properties officeooo:rsid="00325db8"/>
    </style:style>
    <style:style style:name="T48" style:family="text">
      <style:text-properties officeooo:rsid="004eb005"/>
    </style:style>
    <style:style style:name="T49" style:family="text">
      <style:text-properties officeooo:rsid="005284ed"/>
    </style:style>
    <style:style style:name="T50" style:family="text">
      <style:text-properties officeooo:rsid="00543c91"/>
    </style:style>
    <style:style style:name="T51" style:family="text">
      <style:text-properties officeooo:rsid="00554df7"/>
    </style:style>
    <style:style style:name="T52" style:family="text">
      <style:text-properties officeooo:rsid="00595d4a"/>
    </style:style>
    <style:style style:name="T53" style:family="text">
      <style:text-properties officeooo:rsid="005a65b2"/>
    </style:style>
    <style:style style:name="T54" style:family="text">
      <style:text-properties officeooo:rsid="005a75bd"/>
    </style:style>
    <style:style style:name="T55" style:family="text">
      <style:text-properties officeooo:rsid="005b58fc"/>
    </style:style>
    <style:style style:name="T56" style:family="text">
      <style:text-properties officeooo:rsid="0062565b"/>
    </style:style>
    <style:style style:name="T57" style:family="text">
      <style:text-properties officeooo:rsid="006405f8"/>
    </style:style>
    <style:style style:name="T58" style:family="text">
      <style:text-properties officeooo:rsid="0069af74"/>
    </style:style>
    <style:style style:name="T59" style:family="text">
      <style:text-properties officeooo:rsid="006a30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Telepítés: <text:span text:style-name="T20">sudo pacman -Syu --asdeps kicad kicad-library kicad-library-3d</text:span></text:p>
      <text:p text:style-name="P69"/>
      <text:p text:style-name="P69"/>
      <text:p text:style-name="P69"><text:span text:style-name="T12">I. </text:span>Kapcsolási rajz - Schematic szerkesztése</text:p>
      <text:p text:style-name="P15"/>
      <text:p text:style-name="P15"/>
      <text:p text:style-name="P19">Munka kezdése:</text:p>
      <text:p text:style-name="P6"><text:span text:style-name="T46">K</text:span>ezdjük a fájl/oldalbeállításokkal, és adjunk nevet, dátumot, és szüksége esetén módosítsuk az oldalbeállításokat.</text:p>
      <text:p text:style-name="P19"><text:span text:style-name="T41">Kapcsolási rajznál</text:span><text:span text:style-name="T23"> a</text:span><text:span text:style-name="T20"> 140%-os nyomtatáshoz rajzoljuk meg a keretet </text:span><text:span text:style-name="T23">(bal oldali eszköztáron vonalat használjuk) </text:span><text:span text:style-name="T20">és abba rajzoljunk. A keret mérete X*Y = </text:span>2<text:span text:style-name="T40">10</text:span>*1<text:span text:style-name="T40">5</text:span>0 mm<text:span text:style-name="T20">. A lap bal felső sarkában levő origóból rajzoljuk, és nyomtatáskor majd oda visszük a keretet a benne levőkkel együtt, és akkor a 140%-os nyomtatáskor pont minden ki lesz nyomtatva.</text:span><text:span text:style-name="T21"> </text:span></text:p>
      <text:p text:style-name="P28"><text:span text:style-name="T47">P</text:span>CB-nél <text:span text:style-name="T20">fotózáshoz x = 150, y = 100 mm, A4-es lap = 275x170 mm.</text:span></text:p>
      <text:p text:style-name="P19"><text:span text:style-name="T21"/></text:p>
      <text:p text:style-name="P21"><text:span text:style-name="T20"/></text:p>
      <text:p text:style-name="P19">Alkatrészek adatlapjának lekérése:</text:p>
      <text:p text:style-name="P4">Egy alkatrészt kijelölsz és<text:span text:style-name="T3"> D</text:span> billentyűt lenyomod, betölti a böngészőben a Texas cég adatlapját, és nagyon profin pontos méretek vannak rajta, azok alapján lehet a lábak távolságát pontosan megrajzolni a megfelelő pozícióban, és méréssel csak ellenőrizni kell, de az pontosabb lesz, mintha méregetéssel határozod meg!</text:p>
      <text:p text:style-name="P5">Még egy fontos ehhez: a betöltött adatlapon pl. LM324 -nél ott van: Low<text:span text:style-name="T2">-</text:span>power quad<text:span text:style-name="T2">-</text:span>operational amplifier, ha az alkatrészt keresed a keresőbe írva, megtalálja az IC-t.</text:p>
      <text:p text:style-name="P4"/>
      <text:p text:style-name="P16">Delete: <text:span text:style-name="T20">Az egeret elég valami fölé vinni és megnyomni a delete gombot (nem kell kijelölni semmit).</text:span></text:p>
      <text:p text:style-name="P16"/>
      <text:p text:style-name="P1"><text:span text:style-name="T3">Symbol mappa:</text:span> /usr/share/kicad/symbols</text:p>
      <text:p text:style-name="P1">Symbol mappák hozzáadása: Prferences/manage symbol libraries: alul mappa ikon (add en existing library to table): a megnyíló ablakban megkeresem a /usr/share/kicad/symbols/ mappát, de ez nem elég, a mappában levő fájlokat mind kijelölni (Ctrl+A), vagy a shift gomb használatával, és csak utána kattintani az open -re. </text:p>
      <text:p text:style-name="P1"/>
      <text:p text:style-name="P1"><text:span text:style-name="T3">Foot prints mapp</text:span><text:span text:style-name="T4">a</text:span><text:span text:style-name="T3">:</text:span> /usr/share/kicad/footprints</text:p>
      <text:p text:style-name="P1">A tartalmát hozzáadjuk a Tolls menü/assing footprints megnyitása után, hasonlóan a symbol mappánál leírtak szerint járva el (itt sem elég a mappa, a fájlokat kell bemásolni).</text:p>
      <text:p text:style-name="P1"/>
      <text:p text:style-name="P12"><text:span text:style-name="T3">Egyéb library helyek:</text:span> .local/share/kicad/</text:p>
      <text:p text:style-name="P12"><text:soft-page-break/></text:p>
      <text:p text:style-name="P27">Saját symbol és footprints mappák létrehozása, hozzáadása:</text:p>
      <text:p text:style-name="P51">Egyik módszer, ha fájlkezelőben létrehozom és majd a Kicadban hozzáadom.</text:p>
      <text:p text:style-name="P52"><text:span text:style-name="T3">Symbol </text:span>(alkatrészek): *.kicad_sym fájl létrehozása. <text:span text:style-name="T52">A Github-on csináltam Kicad repót (gvandor userhez), ennek megfelelően az elérési út a következő lett: <text:s/>~/</text:span>Documents/Github/gvandor/<text:span text:style-name="T3">Kicad/Symbols/001_user_library.kicad_sym</text:span><text:span text:style-name="T9"> </text:span><text:span text:style-name="T3">Footprints</text:span> (lábnyom, fólia oldali lenyomatok): *.pretty fájl létrehozása.<text:span text:style-name="T53"> </text:span><text:span text:style-name="T52">~/</text:span>Documents/Github/gvandor/<text:span text:style-name="T3">Kicad/FootPrints/001_user_library.pretty</text:span><text:span text:style-name="T9"> </text:span>Azért kezdődik számmal, mert így a lista elején lesz majd. </text:p>
      <text:p text:style-name="P52">Ezek után nézzük a továbbiakat, nyissuk meg a PCB-ben a Create, delete and edit Foot prints, vagy hasonlóan a Schematicban Create, delete and edit symbols ablakot eszköztárról, vagy menüből. Mindkettő hasonlóan működik. Fájl menüben lehet New Library, vagy ha már megcsináltuk, akkor Add Library lehetőségekkel betenni a könyvtárakat.</text:p>
      <text:p text:style-name="P7"/>
      <text:p text:style-name="P1"><text:span text:style-name="T3">Munkaterület mozgatása: </text:span>jobb<text:span text:style-name="T13">, vagy középső</text:span> egérgomb lenyomva tartás mellett.</text:p>
      <text:p text:style-name="P1"/>
      <text:p text:style-name="P1">A KiCadben a megnyomás Esc<text:span text:style-name="T11"> </text:span>mindig "törlést" jelent: ha egy eszköz valamilyen művelet közepén van (például nyomvonalak irányítása), a gomb első megnyomása Esc<text:span text:style-name="T11"> </text:span>megszakítja azt a műveletet. A következő megnyomásával Esc<text:span text:style-name="T11"> </text:span>teljesen kilép az eszközből, és visszatér az alapértelmezett kiválasztó eszközhöz. Ha a kijelölő eszköz aktív, a Esc lenyomása törli az aktuális kijelölést, ha van ilyen.</text:p>
      <text:p text:style-name="P1"/>
      <text:p text:style-name="P1">gyorsbillentyűk megtekintése: help/list hotkeys</text:p>
      <text:p text:style-name="P8"/>
      <text:p text:style-name="P13">Fontos különbséget tenni a vonal, vezeték és track között. A vonal nem elektromos elem, csak szöveges, vagy grafikai. Schematicban a wire a vezeték, PCB-ben a track az elektromosan vezető elem.</text:p>
      <text:p text:style-name="P13"/>
      <text:p text:style-name="P13"><text:span text:style-name="T3">Alkatrészek</text:span> <text:span text:style-name="T3">lehelyezése</text:span>:</text:p>
      <text:p text:style-name="P13"><text:span text:style-name="T3">A</text:span> megnyomás &gt; kiválasztom (megkeresem) az alkatrészt a symbol mappából, &gt; <text:span text:style-name="T3">OK </text:span>&gt; <text:span text:style-name="T3">E</text:span> megnyomás lehelyezés előtt &gt; megadom az <text:span text:style-name="T20">értéket</text:span> (<text:span text:style-name="T3">value</text:span>), kiválasztom a lábnyomot (<text:span text:style-name="T3">footprint</text:span>) &gt; végül leteszem az alkatrészt (symbolt).</text:p>
      <text:p text:style-name="P13"/>
      <text:p text:style-name="P33">SNAP beállítás: négy helyen<text:span text:style-name="T20"> is be kell állítani. Preferences/preferences/symbol editor</text:span><text:span text:style-name="T31">/display option</text:span><text:span text:style-name="T20">, schematic editor</text:span><text:span text:style-name="T31">/display option</text:span><text:span text:style-name="T20">, footprint editor</text:span><text:span text:style-name="T31">/display option</text:span><text:span text:style-name="T20">, pcb editor</text:span><text:span text:style-name="T31">/display option</text:span><text:span text:style-name="T20">. Úgy állítottam be, hogy a grid bekapcsolásakor legyen snap, kikapcsoláskor ne legyen.</text:span></text:p>
      <text:p text:style-name="P8"/>
      <text:p text:style-name="P8">Alap alkatrészek a device mappában<text:span text:style-name="T54"> vannak</text:span>.</text:p>
      <text:p text:style-name="P1"><text:span text:style-name="T14">Szimbólumot (alkatrészt)</text:span> lehet konkrét típus szerint is<text:span text:style-name="T11">, vagy az alábbiak szerint:</text:span></text:p>
      <text:p text:style-name="P1">C = capacitor</text:p>
      <text:p text:style-name="P1">C_polarized = polarizált kapacitás</text:p>
      <text:p text:style-name="P1"><text:soft-page-break/>L = Induktivitás</text:p>
      <text:p text:style-name="P1">D = dióda</text:p>
      <text:p text:style-name="P1">R = resistor</text:p>
      <text:p text:style-name="P1">R_trim</text:p>
      <text:p text:style-name="P1">R_potentiometer</text:p>
      <text:p text:style-name="P1">Thermistor</text:p>
      <text:p text:style-name="P1">L_ferrite</text:p>
      <text:p text:style-name="P1">L_iron</text:p>
      <text:p text:style-name="P1">L_trim</text:p>
      <text:p text:style-name="P1">Opamp_Dual = 8 lábú műveleti erősítő<text:span text:style-name="T18"> (operative amplifier)</text:span></text:p>
      <text:p text:style-name="P1">Opamp_Quad = 14 lábú műveleti erősítő</text:p>
      <text:p text:style-name="P1">filter</text:p>
      <text:p text:style-name="P1">Tranzisztorok: PNP, NPN, vagy konkrét típussal, akkor az eszköz paramétereit is kiírja (Ic, feszültség, tokozás), </text:p>
      <text:p text:style-name="P1">vagy pl. Low voltage transistor, switching transistor, transistor_FET,</text:p>
      <text:p text:style-name="P1">battery_cell = sima elem</text:p>
      <text:p text:style-name="P1">Föld, és power szimbólumok eszköztár, vagy P billentyű: ground, earth, <text:s/>VCC, GND.</text:p>
      <text:p text:style-name="P1"><text:span text:style-name="T3"/></text:p>
      <text:p text:style-name="P1"><text:span text:style-name="T3">Címke hozzáadás:</text:span> L, vagy <text:span text:style-name="T19">A</text:span> gomb eszköztáron.</text:p>
      <text:p text:style-name="P1"/>
      <text:p text:style-name="P1"><text:span text:style-name="T3">Kijelölés</text:span><text:span text:style-name="T5">, mozgatás</text:span><text:span text:style-name="T3">:</text:span> </text:p>
      <text:p text:style-name="P1">Balról húzom a keretet, csak ami teljesen benne van, jobbról húzom a keretet, amit csak érint, mindent kijelöl. Ctrl vagy shift gombokkal újabb területeket jelölhetek ki.</text:p>
      <text:p text:style-name="P1">Kattintással kijelölök, majd ctrl, vagy shift lenyomása közben kattintok újra, így több dolgot egymás után kijelölhetek.</text:p>
      <text:p text:style-name="P1">Mozgatás vonszolva. Kijelöl és V gomb: szerkeszt.</text:p>
      <text:p text:style-name="P1"><text:span text:style-name="T3">Forgatás:</text:span> R gomb, vagy jobb gomb menü, abban van tükrözés és sok minden is.</text:p>
      <text:p text:style-name="P1">D gomb: az alkatrész adatlapját a neten megnyitja a böngészőben.</text:p>
      <text:p text:style-name="P1"><text:span text:style-name="T3">Mozgatás:</text:span> M<text:span text:style-name="T15"> (vezetékek nélkül a kijelölt s</text:span><text:span text:style-name="T16">z</text:span><text:span text:style-name="T15">imbólumot), G (a hozzátartozó vezetéket is viszi).</text:span></text:p>
      <text:p text:style-name="P9"><text:span text:style-name="T3">X</text:span> horizontális tükrözést végez az elemen.</text:p>
      <text:p text:style-name="P1"><text:span text:style-name="T3">Vezetékezés:</text:span> vezeték W (wire), B<text:span text:style-name="T16"> (bus)</text:span>, vagy oldalt az eszköztáron.</text:p>
      <text:p text:style-name="P1">Befejezés: dupla kattintással, vagy jobb klikk menü. Megszakítás esc.</text:p>
      <text:p text:style-name="P1"/>
      <text:p text:style-name="P11"><text:span text:style-name="T3">Annotáció</text:span><text:span text:style-name="T10"> (megjegyzés hozzárendelése)</text:span><text:span text:style-name="T3">:</text:span> </text:p>
      <text:p text:style-name="P32">Fontos! Amíg nincs annotáció, addig nem lehet footprintseket (lenyomatokat) hozzárendelni az alkatrészekhez!<text:span text:style-name="T55"> L</text:span><text:span text:style-name="T31">egyen bekapcsolva automatára (bal eszközsor)</text:span></text:p>
      <text:p text:style-name="P11"><text:span text:style-name="T51">B</text:span>al oldalt R??-R42 gomb: ha be van kapcsolva automatára, akkor pl. a következő ellenállást számozza, egyébként csak egy kérdőjelet tesz hozzá. Felső menüben a To<text:span text:style-name="T17">o</text:span>ls alatt van még, azt megnyitva lehet: nullázni az annotációt, újra feltenni a meglévő elemekre, egyéb editálások. Az annotált címke össze van kapcsolva az alkatrésszel, de a címke szöveges elemeit külön is kijelölhetjük és törölhetjük.</text:p>
      <text:p text:style-name="P1"/>
      <text:p text:style-name="P1"><text:soft-page-break/><text:span text:style-name="T6">Alkatrész (szimbólum) </text:span><text:span text:style-name="T3">tulajdonságok:</text:span> E, vagy jobb gomb tulajdonság:</text:p>
      <text:p text:style-name="P1">Pl. ellenállás értékének megadása: az R1 mellett van még egy R betű is minden ellenálláson, az az ellenállás értéke (value), ha az ellenállást kijelölöm, majd E gombbal a tulajdonságokat megnyitom, a value értéket át írhatom, hogy ne R legyen, hanem pl. 10K. Minden alkatrész értékét lehet módosítani.</text:p>
      <text:p text:style-name="P17">Alkatrész (szimbólum) átrajzolása, módosítása:<text:span text:style-name="T20"> </text:span>ctrl+E<text:span text:style-name="T20">.</text:span></text:p>
      <text:p text:style-name="P18">Egy elem tulajdonságai (méret, érték): E</text:p>
      <text:p text:style-name="P14"/>
      <text:p text:style-name="P14">Footprints ablak:</text:p>
      <text:p text:style-name="P26">Fontos infó: <text:span text:style-name="T20">amikor footprinteket keresünk, nem alkatrész nevekre keresünk a schematic-al ellentétben, hanem tokozás típusokra, pl. az LM324-hez a DIP a helyes keresőszó (lásd pár sorral lejjebb).</text:span></text:p>
      <text:p text:style-name="P2">Tolls menü/assing footprints megnyitása<text:span text:style-name="T1">. Bal oldalon a library-k, középen az alkatrészek, bal oldalon, a lábnyomok listája (lábnyom = a NYÁK rajzon az alkatrész rajza). Fennt van három szűrő, a bal oldali kiszűri a középső ablakban kijelölt alkatrészre jellemző lábnyomokat, ez vagy jó, vagy nem. A középső a megtalált lábnyomokat szűrheti pin szám szerint, pl. beírhatjuk hány lábú IC rajzokat szeretnénk. A bal oldali akkor hasznos, ha tudom a library nevét, amiben az alkatrész van.</text:span></text:p>
      <text:p text:style-name="P3">pl. az LM324 IC-hez Package_DIP kezdetű library kell, (az IC adatlapon látható Dual-in-line package, ezt a kicad rövidíti).</text:p>
      <text:p text:style-name="P10"/>
      <text:p text:style-name="P24">A Footprints elemek <text:span text:style-name="T42">hozzárendelése (assigment) az alkatrészekhez (symbols)</text:span>:</text:p>
      <text:p text:style-name="P46">Fontos művelet, mert csak azon alkatrészek footprint elemeit tudod a pcb-be bevinni, amikhez hozzárendelted.<text:span text:style-name="T43"> </text:span><text:span text:style-name="T53">Több</text:span><text:span text:style-name="T43">féle módszer van.</text:span></text:p>
      <text:p text:style-name="P44"/>
      <text:p text:style-name="P44">Amikor egy alkatrészt elhelyezel, akkor kijelölöd és E, tulajdonságlapja megjelenik. A footprint sorra kattintasz, kitölthető mezőre vált, a mező jobb végén van egy kis ikon, rákattintasz és megjelenik a footprins ablak. Megkeresed a megfelelőt, vagy ha nincs, akkor hasonlót, amit majd a PCB-ben módosíthatsz, pl. a pin távolság nem pont olyan. Amikor kijelölted, amit választasz , fennt van egy gomb "insert footprint on board" szöveggel, azzal beilleszted, majd OK. gomb. </text:p>
      <text:p text:style-name="P44"/>
      <text:p text:style-name="P44"><text:span text:style-name="T44">Másik mód, ez a fejlettebb:</text:span> Tools/assign footprint<text:span text:style-name="T44">.</text:span> Jobb kattintás (középső ablakrészben) az alkatrészen, és megnézhetjük a kiválasztott footprintet, vagy, ha elrontottuk, törölhetjük a hozzárendelést.</text:p>
      <text:p text:style-name="P47">Ha ebben az ablakban módosítasz valamit, ne felejtsd el A<text:span text:style-name="T3">pply save schematic &amp; continue gombot megnyomni</text:span>, és csak utána OK.</text:p>
      <text:p text:style-name="P48">Még egy fontos dolog, az alkatrész tulajdonságlapján nem tudsz keresőt használni a footprint elem kiválasztásához, de a Tools/assign footprint ablakban van kereső mező és szűrő ikonok, lehet hamarább találsz meg valamit<text:span text:style-name="T45">, de van amikor mégis az első módszerrel találsz megfelelőt.</text:span></text:p>
      <text:p text:style-name="P45"><text:soft-page-break/><text:span text:style-name="T3">Egyszerre több alkatrészhez rendelhetünk footprintet,</text:span> ezzel meggyorsítjuk a munkát, pl. van 20 egyforma méretű ellenállásunk, egyhez hozzárendeljük a footprintet, majd a közös ablakban, ahol minden alkatrész ott van (tools/assign footprint), megnézzük a jobb oldali ablakban, hogy hányas sorszámú footprintet rendeltük hozzá. Ezután a shift, vagy ctrl gombokkal a középső ablakban kijelölöm az összes azonos méretű ellenállást, és a jobb oldali ablakból kiválasztom a megfelelőt<text:span text:style-name="T44">,</text:span> dupla kattintás<text:span text:style-name="T44">sal érvényesítem</text:span> és máris meg van az összes.</text:p>
      <text:p text:style-name="P3"/>
      <text:p text:style-name="Cím_20_01">Elektromos szabályok ellenőrzése</text:p>
      <text:p text:style-name="_30_._20_Normál"/>
      <text:p text:style-name="Cím_20_01">Gyorsbillentyűk</text:p>
      <text:p text:style-name="P59">X = horizontális tükrözés</text:p>
      <text:p text:style-name="P59">Y = átlós, ferde vezetékezés</text:p>
      <text:p text:style-name="P59">E = alkatrész tulajdonság</text:p>
      <text:p text:style-name="P59">Ctrl + E = alkatrész átrajzolása (editálása)</text:p>
      <text:p text:style-name="P59">A<text:span text:style-name="T35"> = add symbol</text:span></text:p>
      <text:p text:style-name="P59">P<text:span text:style-name="T35"> = add power or ground</text:span></text:p>
      <text:p text:style-name="P59">W<text:span text:style-name="T35"> = add wire</text:span></text:p>
      <text:p text:style-name="P59">B<text:span text:style-name="T35"> = add Bus</text:span></text:p>
      <text:p text:style-name="P59">Z<text:span text:style-name="T35"> = add wire to bus</text:span></text:p>
      <text:p text:style-name="P61">Q = add no collect flag</text:p>
      <text:p text:style-name="P59">J<text:span text:style-name="T35"> = add a junction (csomópont)</text:span></text:p>
      <text:p text:style-name="P59">L<text:span text:style-name="T35"> = add Label</text:span></text:p>
      <text:p text:style-name="P59">ctrl + L<text:span text:style-name="T35"> = add global label</text:span></text:p>
      <text:p text:style-name="P59">H<text:span text:style-name="T35"> = add hierarchical label</text:span></text:p>
      <text:p text:style-name="P59">S<text:span text:style-name="T35"> = add sheet</text:span></text:p>
      <text:p text:style-name="P59">T<text:span text:style-name="T35"> = add text</text:span></text:p>
      <text:p text:style-name="P59">I<text:span text:style-name="T36"> = add line (vonal</text:span><text:span text:style-name="T37">, nem vezeték</text:span><text:span text:style-name="T36">)</text:span></text:p>
      <text:p text:style-name="P59">ctrl + H<text:span text:style-name="T36"> = fa nézet megjelenítés</text:span></text:p>
      <text:p text:style-name="P59">F5<text:span text:style-name="T36"> = frissít</text:span></text:p>
      <text:p text:style-name="P59">Ctrl + F<text:span text:style-name="T36"> = keresés</text:span></text:p>
      <text:p text:style-name="P59">N<text:span text:style-name="T36"> = new symbol</text:span></text:p>
      <text:p text:style-name="P59">Insert<text:span text:style-name="T36"> = legutóbbi objektum beszúrása</text:span></text:p>
      <text:p text:style-name="P60">M<text:span text:style-name="T36"> = mozgatás</text:span></text:p>
      <text:p text:style-name="P60">G<text:span text:style-name="T36"> = mozgatás vezetékkel együtt</text:span></text:p>
      <text:p text:style-name="P62">V = kijelölt elem értékét módosíthatom</text:p>
      <text:p text:style-name="P62"/>
      <text:p text:style-name="P67"/>
      <text:p text:style-name="P64"><text:span text:style-name="T3">Csomópont</text:span><text:span text:style-name="T7">:</text:span><text:span text:style-name="T3"> </text:span></text:p>
      <text:p text:style-name="P64"><text:span text:style-name="T38">A</text:span>rrébb igazítása a vezetéken:<text:span text:style-name="T3"> </text:span>rákattintani, a felugró menüből a junction-t kiválasztani, és akkor arrébb lehet mozgatni. </text:p>
      <text:p text:style-name="P65">Vezetéket összekötök vezetékkel és nem jelenik meg csomópont, megoldás: <text:span text:style-name="T39">nem csak elérem a vezetéket a másik vezetékkel, hanem merőleges irányban elkanyarodok maradva a keresztező vezetékben maradva.</text:span><text:span text:style-name="T53"> A Snap funkció valamiért akadályozza a rajzolást (csomópontok, vezetékek csatlakozása), kapcsold ki.</text:span></text:p>
      <text:p text:style-name="P65"/>
      <text:p text:style-name="P63">Alkatrészlista:</text:p>
      <text:p text:style-name="P66">Tools/Generate BOM</text:p>
      <text:p text:style-name="P66"/>
      <text:p text:style-name="P66"><text:soft-page-break/></text:p>
      <text:p text:style-name="P68">II. PCB</text:p>
      <text:p text:style-name="P20"/>
      <text:p text:style-name="P71">Fontos előzetes:</text:p>
      <text:p text:style-name="P74"><text:span text:style-name="T58">Alapból felső nézetben van a panel/tábla (a Front Copper, F.Cu réteg felől),(hagyományos egyoldalas esetén ez az </text:span>alkatrész oldal<text:span text:style-name="T58">). </text:span>Az alkatrészeket elhelyezem, ha valamely alkatrészt a másik oldalra szeretnék (kétoldalas NYÁK), akkor az alkatrészt tükrözni kell. Ekkor a feliratok az alkatrészen tükröződnek, ebből látszik, hogy fordítva van. Rétegváltás nem fordítja meg a panelt, csak annyi, hogy ha váltok<text:span text:style-name="T58"> réteget</text:span>, akkor arra az oldalra rajzolok<text:span text:style-name="T58">, ahol a réteg van, amire váltottam</text:span>, de ugyanúgy felső nézetből látom. </text:p>
      <text:p text:style-name="P74">Front <text:span text:style-name="T58">copper réteg legyen aktív</text:span>(F.Cu)<text:span text:style-name="T58">,</text:span> illesszük be <text:s/>szövege<text:span text:style-name="T58">ket</text:span>t: pl. a rajz neve, vagy alkatrész oldal<text:span text:style-name="T58"> felirat, vagy bármi, amit erre az oldalra szeretnék</text:span>. <text:s/><text:span text:style-name="T58">Ha az</text:span> <text:span text:style-name="T58">F.Cu réteg aktív, a szöveget </text:span>olvashatóan teszi be, <text:span text:style-name="T58">Back Copper réteg esetén</text:span> tükörképet, <text:s/>ebből tudni fogjuk a nézetet.</text:p>
      <text:p text:style-name="P73"><text:s/><text:span text:style-name="T58"><text:s text:c="2"/></text:span>A rajzolást <text:span text:style-name="T58">felső nézetben végzem</text:span><text:span text:style-name="T59"> (klasszikus alkatrész oldal)</text:span><text:span text:style-name="T58">, és mindig azt a réteget teszem aktívvá, amelyik oldalra rajzolok </text:span><text:s/>ha kész, így nyomtatom fóliára, majd a fóliát megfordítom és úgy fotózom rá a panelre, így a festék közvetlen kerül a panel felületére, és az alkatrészek is átfordulnak fólia nézetbe.</text:p>
      <text:p text:style-name="P73">Ha papírra nyomtatok, kézi módszerrel (pontozás, toll) csinálom, akkor mivel a papírt nem fordítom meg, a nyomtatás előtt tükrözni kell, és fólia nézetben printelek, így lesz helyes.<text:span text:style-name="T59"> Látni kell tehát, hogy a felül, vagy alulnézet nem azonos a rétegváltással, azt mondhatom, hogy mindig felülnézetből rajzolom mindkét oldalt, csak réteget váltok a rajzolásnál, de nézetet nem.</text:span></text:p>
      <text:p text:style-name="P72">Még egy fontos info: <text:span text:style-name="T20">Ha tükrözök rézrétegeket, akkor a színe megfordul, pl. az egész rajzot, vagyis a panelt tükrözom, akkor ami eddig alul volt (ezért zöld színű réteg volt), az most mind felülre kerül, felül pedig a réz színe a Kicadban piros, vagyis az alsó oldal átváltozik pirosra, mert most már az van felül, aminek a rétegszíne piros. Gyakorlatilag ha egyoldalas a NYÁK, akkor könnyen elárulja a sávok színe, ha megfordítottuk.</text:span></text:p>
      <text:p text:style-name="P71"/>
      <text:p text:style-name="P31">Footprint = lábnyom, <text:span text:style-name="T20">lenyomat a fólián.</text:span></text:p>
      <text:p text:style-name="P20">Munka kezdése:</text:p>
      <text:p text:style-name="P22"><text:span text:style-name="T27">R</text:span><text:span text:style-name="T20">ajzol</text:span><text:span text:style-name="T24">unk egy határoló keretet kicsi</text:span><text:span text:style-name="T27">t</text:span><text:span text:style-name="T24"> másképp, mint a kapcsolási rajznál</text:span><text:span text:style-name="T27"> (itt nem nagyítunk, 1:1-ben kell nyomtatni)</text:span><text:span text:style-name="T24">.</text:span><text:span text:style-name="T20"> </text:span><text:span text:style-name="T29">F</text:span><text:span text:style-name="T28">otózáshoz x = 150, y = 100 mm, A4-es lap = 275x170 mm.</text:span></text:p>
      <text:p text:style-name="P29"><text:span text:style-name="T24">J</text:span><text:span text:style-name="T23">obb oldalt az Appereance (megjelenés) menüből az Edge.Cuts (határoló keret) layert (réteget) válasszuk, majd a draw a rectangle (négyszög) eszközt válasszuk, és rajzolunk egy keretet, végül a keretet jobb kattintással zároljuk (lock)</text:span><text:span text:style-name="T25">, vagy fennt az ezközsoron legegyszerűbb</text:span><text:span text:style-name="T23">. </text:span><text:span text:style-name="T22">A lock kikapcsolása: a selection filter alatt a jobb felső négyzet (lelóg a képernyőről) bejelölése engedélyezi a locked objektumok kinyitását.</text:span><text:span text:style-name="T23"> A PCB-nél ez a keret jobb, mint más megoldások, mert a keret elmozdításhoz nem kell az oldalakat kijelölgetni, ezt simán megragadjuk és helyezzük. Ha zárva van, és </text:span><text:soft-page-break/><text:span text:style-name="T23">úgy próbáljuk elhúzni, egy megnyíló ablakban dönthetünk úgy, hogy felülbíráljuk a zárolást, vagy mégse húzzuk el.</text:span><text:span text:style-name="T30"> Meglehet csinálni, a Fájl/page settings lapon, hogy egyedi táblaméretet adok meg.</text:span></text:p>
      <text:p text:style-name="P30"><text:span text:style-name="T23">N</text:span><text:span text:style-name="T20">éhány adat a munka előtt: pin távolság célszerűen min. 4,8 mm legyen, a forrszemek átmérője átlagban 3 mm, a vezetősávok 1-2 mm.</text:span></text:p>
      <text:p text:style-name="P23"><text:span text:style-name="T23"/></text:p>
      <text:p text:style-name="P23"><text:span text:style-name="T23">E</text:span><text:span text:style-name="T20">ltérnek a billentyűparancsok a Schematic-hoz képest:</text:span></text:p>
      <text:p text:style-name="P23"><text:span text:style-name="T20">tükrözés (x tengely) = F</text:span><text:span text:style-name="T26"> (előtte M majd utána F, akkor mozgatjuk és tükrözzük egyszerre)</text:span></text:p>
      <text:p text:style-name="P23"><text:span text:style-name="T26"/></text:p>
      <text:p text:style-name="P25">Footprint importálás a kapcsolási rajzból:</text:p>
      <text:p text:style-name="P49">F8, vagy ikon (update pcb with chage made schematic)</text:p>
      <text:p text:style-name="P25"><text:span text:style-name="T20"/></text:p>
      <text:p text:style-name="P50"><text:span text:style-name="T3">új footprint könyvtár létrehozása</text:span>:</text:p>
      <text:p text:style-name="P50">create delete and edit footprint gomb, ez a footprint editor. Ott file/new library, majd eldöntöd, hogy ne csak egy projekthez legyen (global), és adsz egy nevet akarmi.pretty elnevezéssel. Csináltam egy <text:span text:style-name="T48">001_user_library</text:span>.pretty könyvtárat, <text:span text:style-name="T48">ha ráhagynám a kicad a </text:span><text:s/>/home/gvandor/.local/share/kicad/7.0/footprints<text:span text:style-name="T48"> mappába tenné, de inkább a dokumentum mappámban adtam neki egy számomra kedvezőbb útvonalat.</text:span></text:p>
      <text:p text:style-name="P53">Ha új alkatrészt veszünk a saját könyvtárba fent a footprint tulajdonságok gombot megnyomva, megadhatjuk a pontos nevét az elemnek, pl. kiegészíthetjük valamivel, ami segít nekem.</text:p>
      <text:p text:style-name="P54"/>
      <text:p text:style-name="P54">Jobb oldal, Layereknél (rétegek)<text:span text:style-name="T49">, a színt mutató négyzeten dupla kattintás, vagy középső kattintás és módosíthatom a réteg színét.</text:span></text:p>
      <text:p text:style-name="P55">Beállítjuk a Fájl/Bord setup menüben a dolgokat.<text:span text:style-name="T50"> </text:span><text:span text:style-name="T8">Board Stackup &gt; Physical Stackup</text:span><text:span text:style-name="T50">, </text:span><text:span text:style-name="T8">Tervezési szabályok &gt; Megszorítások</text:span><text:span text:style-name="T50">, </text:span><text:span text:style-name="T8">Tervezési szabályok <text:s/>&gt; Hálózati osztályok</text:span><text:span text:style-name="T50">.</text:span></text:p>
      <text:p text:style-name="P56">A Track vastagságot és néhány méretet a Net Classes (hálózat osztályok) -ben adjuk meg. Létrehozhatsz több hálózat osztályt eltérő méretekkel, és a megfelelőt aktiválod.</text:p>
      <text:p text:style-name="P34">Fontos:<text:span text:style-name="T20"> nem vonalat kell rajzolni, hanem tracket (a vonal csak grafikai elem).</text:span></text:p>
      <text:p text:style-name="P34"><text:span text:style-name="T20"/></text:p>
      <text:p text:style-name="P35"><text:span text:style-name="T20">Alapból 2 réteg réz van (Physical Stackup: 2 copper), a felső (front copper: fcu), ez az alkatrész oldal, az alkatrészek szövege olvasható, és az alsó, fólia felőli rész (back copper: bcu). A réteg váltása nem fordítja meg a panelt, ha fólia felől akarsz lenni, akkor tükrözni kell, mint a sprintlayout-nál is volt.</text:span><text:span text:style-name="T32"> A rétegek alapból a felső piros, az alsó zöld, ez módosítható, de célszerű. A bal oldali eszköztáron a réteg előtti színes négyzeten dupla kattintásra lehet módosítani a színt.</text:span></text:p>
      <text:p text:style-name="P35"><text:span text:style-name="T20"/></text:p>
      <text:p text:style-name="P35">Alkatrész elhelyezése:</text:p>
      <text:p text:style-name="P57"><text:soft-page-break/>Az alkatrészt, ha átteszed a másik oldalra (kétoldalas NYÁK), kijelöl &gt; <text:span text:style-name="T3">M</text:span> <text:s text:c="2"/>&gt; <text:span text:style-name="T3">F</text:span> &gt; letesz a megfelelő helyre. Az M mozgathatóvá teszi, az F meg tükrözi. Azért kell az M, mert a tükrözés miatt valószínűleg arrébb kell helyezni.</text:p>
      <text:p text:style-name="P57"/>
      <text:p text:style-name="P36">Add Vias: <text:span text:style-name="T20">ez a kétoldal közötti átvezető furat, ami majd összeköti a két rézréteget, amikor az alkatrész lábat (pin) mindkét oldalon megforrasztom.</text:span></text:p>
      <text:p text:style-name="P36"><text:span text:style-name="T20"/></text:p>
      <text:p text:style-name="P37">Vezetősávok, összekötés:<text:span text:style-name="T56"> </text:span><text:span text:style-name="T20">Route Tracks gomb, vagy X.</text:span></text:p>
      <text:p text:style-name="P38">Patkányfészek vonal (ratsnest):<text:span text:style-name="T20"> az alkatrészeket összekötő vonal, ami nem elektromos kapcsolat, csak a Kicad jelzi a kapcsolási rajz alapján, hogy mik között kell elektromos kapcsolatot llétrehozni.</text:span></text:p>
      <text:p text:style-name="P39"><text:span text:style-name="T57">Pad (párna)</text:span>: <text:span text:style-name="T20">az alkatrészlábak fólia oldali forszemei (valami ilyesmi a lényeg).</text:span></text:p>
      <text:p text:style-name="P40">Via beszúrása egy vezetősávba<text:span text:style-name="T20"> (lásd tanuló rajzom): 1. a megfelelő oldali réteget aktivál 2. route track gomb benyom 3. az első ponton kattint 4. V megnyom 5. elindítom a sávot, egy alkalmas ponton kattintok (ott lesz a via) 6. tovább húzom a következő ponthoz (automatikusan színt vált a sáv) és ott kattintással befejezem.</text:span></text:p>
      <text:p text:style-name="P41"><text:span text:style-name="T20"/></text:p>
      <text:p text:style-name="P58">Lent az információs sávon jelzi: Pads (padok száma), Track Segmens (vezetősávok és az átvezető furatok átvezetései), Nets (összekötő vonal), Unrouted (amíg nem nulla, addig van összekötetlen rész).</text:p>
      <text:p text:style-name="P41"><text:span text:style-name="T20"/></text:p>
      <text:p text:style-name="P42">Réz zónák: </text:p>
      <text:p text:style-name="P43"><text:span text:style-name="T20">Bal oldali eszköztár: add a filled zone</text:span><text:span text:style-name="T33"> (B)</text:span><text:span text:style-name="T20">, majd Edit/fill all zones, majd az ablakban kiválasztjuk, hogy a GND (test), vagy a Vcc (táp)-hez szeretnénk kitölteni, valamint figyeljünk rá, hogy a megfelelő rétegre kerüljön (ezt is beállíthatjuk ott az ablakban is). Ezután majd kijelöljük kattintással egyenként a sarkokat, az utolsónál dupla kattintással befejezzük.</text:span><text:span text:style-name="T34"> A kijelölt zónát az E gombbal tudjuk változtatni (tulajdonság lap), és ha zavaró a látvány, bal oldalt két kapcsolóval tudjuk kapcsolni, hogy csak a határai látszódjanak, vagy az egész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onotype Corsiva" svg:font-family="'Monotype Corsiva'" style:font-adornments="Félkövér dőlt" style:font-family-generic="script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Lucida Sans Unicode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line-height="100%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iciálé" style:family="paragraph" style:parent-style-name="_30_._20_Normál" style:next-style-name="_30_._20_Normál" style:master-page-name="">
      <style:paragraph-properties style:page-number="auto">
        <style:drop-cap style:lines="3"/>
      </style:paragraph-properties>
    </style:style>
    <style:style style:name="Cím_20_06_20_díszes" style:display-name="Cím 06 díszes" style:family="paragraph" style:next-style-name="_30_._20_Normál" style:master-page-name="">
      <style:paragraph-properties fo:margin-top="0cm" fo:margin-bottom="0.499cm" style:contextual-spacing="false" fo:hyphenation-ladder-count="no-limit" style:page-number="auto"/>
      <style:text-properties style:font-name="Monotype Corsiva" fo:font-family="'Monotype Corsiva'" style:font-style-name="Félkövér dőlt" style:font-family-generic="script" style:font-pitch="variable" fo:font-size="14pt" fo:font-style="italic" fo:font-weight="bold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_30_._20_Normál" style:display-name="0. Normál" style:family="paragraph" style:master-page-name="">
      <loext:graphic-properties draw:fill="none" draw:fill-color="#729fcf"/>
      <style:paragraph-properties fo:text-align="justify" style:justify-single-word="false" fo:orphans="3" fo:hyphenation-ladder-count="no-limit" style:page-number="auto" fo:background-color="transparent" style:shadow="none">
        <style:tab-stops/>
      </style:paragraph-properties>
      <style:text-properties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zámzott_20_cím_20_1" style:display-name="Számzott cím 1" style:family="paragraph" style:parent-style-name="_30_._20_Normál" style:next-style-name="Behúzott_20_1._20_szint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2" style:display-name="Számzott cím 2" style:family="paragraph" style:parent-style-name="_30_._20_Normál" style:next-style-name="Behúzott_20_1._20_szint" style:default-outline-level="2" style:master-page-name="">
      <style:paragraph-properties fo:margin-left="0.499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4pt" fo:font-weight="bold" style:font-size-asian="10.5pt"/>
    </style:style>
    <style:style style:name="Számzott_20_cím_20_3" style:display-name="Számzott cím 3" style:family="paragraph" style:parent-style-name="_30_._20_Normál" style:next-style-name="_30_._20_Normál" style:default-outline-level="3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size="14pt" fo:font-weight="bold" style:font-size-asian="10.5pt"/>
    </style:style>
    <style:style style:name="Behúzott_20_1._20_szint" style:display-name="Behúzott 1. szint" style:family="paragraph" style:parent-style-name="_30_._20_Normál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2._20_szint" style:display-name="Behúzott 2. szint" style:family="paragraph" style:parent-style-name="_30_._20_Normál" style:master-page-name="">
      <style:paragraph-properties fo:margin-left="0.499cm" fo:margin-right="0cm" fo:margin-top="0cm" fo:margin-bottom="0cm" style:contextual-spacing="false" fo:text-indent="0cm" style:auto-text-indent="false" style:page-number="auto"/>
      <style:text-properties style:font-size-asian="10.5pt"/>
    </style:style>
    <style:style style:name="Behúzott_20_3._20_szint" style:display-name="Behúzott 3. szint" style:family="paragraph" style:parent-style-name="_30_._20_Normál" style:master-page-name="">
      <style:paragraph-properties fo:margin-left="1cm" fo:margin-right="0cm" fo:margin-top="0cm" fo:margin-bottom="0cm" style:contextual-spacing="false" fo:text-align="start" style:justify-single-word="false" fo:text-indent="0cm" style:auto-text-indent="false" style:page-number="auto"/>
      <style:text-properties style:font-size-asian="10.5pt"/>
    </style:style>
    <style:style style:name="Cím_20_01" style:display-name="Cím 01" style:family="paragraph" style:next-style-name="_30_._20_Normál" style:master-page-name="">
      <style:paragraph-properties style:page-number="auto"/>
      <style:text-properties fo:font-size="14pt" fo:font-weight="bold" style:font-size-asian="10.5pt"/>
    </style:style>
    <style:style style:name="Cím_20_02" style:display-name="Cím 02" style:family="paragraph" style:next-style-name="_30_._20_Normál" style:master-page-name="">
      <style:paragraph-properties fo:margin-left="1.199cm" fo:margin-right="0cm" fo:margin-top="0cm" fo:margin-bottom="0cm" style:contextual-spacing="false" fo:text-indent="0cm" style:auto-text-indent="false" style:page-number="auto"/>
      <style:text-properties fo:font-size="14pt" fo:font-weight="bold" style:font-size-asian="10.5pt"/>
    </style:style>
    <style:style style:name="Cím_20_03" style:display-name="Cím 03" style:family="paragraph" style:next-style-name="_30_._20_Normál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Első_20_sor_20_behúzva" style:display-name="Első sor behúzva" style:family="paragraph" style:parent-style-name="_30_._20_Normál" style:master-page-name="">
      <style:paragraph-properties fo:margin-left="1cm" fo:margin-right="0cm" fo:margin-top="0cm" fo:margin-bottom="0cm" style:contextual-spacing="false" fo:orphans="3" fo:text-indent="0cm" style:auto-text-indent="false" style:page-number="auto"/>
      <style:text-properties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efinition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0.259cm" fo:margin-left="0.76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0.24cm" fo:margin-left="0.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0.741cm" fo:margin-left="0.76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1.24cm" fo:margin-left="0.76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1.741cm" fo:margin-left="0.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2.24cm" fo:margin-left="0.76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2.741cm" fo:margin-left="0.7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3.24cm" fo:margin-left="0.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3.741cm" fo:margin-left="0.76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1%.%2%" style:num-format="1" text:start-value="2" text:display-levels="2">
        <style:list-level-properties text:list-level-position-and-space-mode="label-alignment">
          <style:list-level-label-alignment text:label-followed-by="space" fo:text-indent="-0.499cm" fo:margin-left="0.998cm"/>
        </style:list-level-properties>
      </text:list-level-style-number>
      <text:list-level-style-number text:level="3" text:style-name="Numbering_20_Symbols" loext:num-list-format="%2%.%3%" style:num-format="1" text:start-value="3" text:display-levels="2">
        <style:list-level-properties text:list-level-position-and-space-mode="label-alignment">
          <style:list-level-label-alignment text:label-followed-by="space" fo:text-indent="-1cm" fo:margin-left="1.998cm"/>
        </style:list-level-properties>
      </text:list-level-style-number>
      <text:list-level-style-number text:level="4" text:style-name="Numbering_20_Symbols" loext:num-list-format="%3%.%4%" style:num-format="1" text:start-value="4" text:display-levels="2">
        <style:list-level-properties text:list-level-position-and-space-mode="label-alignment">
          <style:list-level-label-alignment text:label-followed-by="space" fo:text-indent="-1.251cm" fo:margin-left="3.249cm"/>
        </style:list-level-properties>
      </text:list-level-style-number>
      <text:list-level-style-number text:level="5" text:style-name="Numbering_20_Symbols" loext:num-list-format="%4%.%5%" style:num-format="1" text:start-value="5" text:display-levels="2">
        <style:list-level-properties text:list-level-position-and-space-mode="label-alignment">
          <style:list-level-label-alignment text:label-followed-by="space" fo:text-indent="-1.499cm" fo:margin-left="4.748cm"/>
        </style:list-level-properties>
      </text:list-level-style-number>
      <text:list-level-style-number text:level="6" text:style-name="Numbering_20_Symbols" loext:num-list-format="%5%.%6%" style:num-format="1" text:start-value="6" text:display-levels="2">
        <style:list-level-properties text:list-level-position-and-space-mode="label-alignment">
          <style:list-level-label-alignment text:label-followed-by="space" fo:text-indent="-1.801cm" fo:margin-left="6.549cm"/>
        </style:list-level-properties>
      </text:list-level-style-number>
      <text:list-level-style-number text:level="7" text:style-name="Numbering_20_Symbols" loext:num-list-format="%6%.%7%" style:num-format="1" text:start-value="7" text:display-levels="2">
        <style:list-level-properties text:list-level-position-and-space-mode="label-alignment">
          <style:list-level-label-alignment text:label-followed-by="space" fo:text-indent="-2.3cm" fo:margin-left="8.849cm"/>
        </style:list-level-properties>
      </text:list-level-style-number>
      <text:list-level-style-number text:level="8" text:style-name="Numbering_20_Symbols" loext:num-list-format="%7%.%8%" style:num-format="1" text:start-value="8" text:display-levels="2">
        <style:list-level-properties text:list-level-position-and-space-mode="label-alignment">
          <style:list-level-label-alignment text:label-followed-by="space" fo:text-indent="-2.6cm" fo:margin-left="11.449cm"/>
        </style:list-level-properties>
      </text:list-level-style-number>
      <text:list-level-style-number text:level="9" text:style-name="Numbering_20_Symbols" loext:num-list-format="%8%.%9%" style:num-format="1" text:start-value="9" text:display-levels="2">
        <style:list-level-properties text:list-level-position-and-space-mode="label-alignment">
          <style:list-level-label-alignment text:label-followed-by="space" fo:text-indent="-2.801cm" fo:margin-left="14.25cm"/>
        </style:list-level-properties>
      </text:list-level-style-number>
      <text:list-level-style-number text:level="10" text:style-name="Numbering_20_Symbols" loext:num-list-format="%9%.%10%" style:num-format="1" text:start-value="10" text:display-levels="2">
        <style:list-level-properties text:list-level-position-and-space-mode="label-alignment">
          <style:list-level-label-alignment text:label-followed-by="space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Envelope" style:page-layout-name="Mpm2" draw:style-name="Mdp2"/>
    <style:master-page style:name="First_20_Page" style:display-name="First Page" style:page-layout-name="Mpm3" draw:style-name="Mdp2" style:next-style-name="Standard"/>
    <style:master-page style:name="Landscape" style:page-layout-name="Mpm4" draw:style-name="Mdp2"/>
    <style:master-page style:name="HTML" style:page-layout-name="Mpm5" draw:style-name="Mdp2"/>
    <style:master-page style:name="Footnote" style:page-layout-name="Mpm6" draw:style-name="Mdp2"/>
    <style:master-page style:name="Right_20_Page" style:display-name="Right Page" style:page-layout-name="Mpm7" draw:style-name="Mdp2" style:next-style-name="Left_20_Page"/>
    <style:master-page style:name="Left_20_Page" style:display-name="Left Page" style:page-layout-name="Mpm8" draw:style-name="Mdp2" style:next-style-name="Right_20_Page"/>
    <style:master-page style:name="Index" style:page-layout-name="Mpm3" draw:style-name="Mdp2"/>
    <style:master-page style:name="Endnote" style:page-layout-name="Mpm6" draw:style-name="Mdp2"/>
    <style:master-page style:name="Normál" style:page-layout-name="Mpm9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53:47.876913586</meta:creation-date>
    <meta:editing-duration>PT17H18M1S</meta:editing-duration>
    <meta:editing-cycles>90</meta:editing-cycles>
    <meta:generator>LibreOffice/7.6.4.1$Linux_X86_64 LibreOffice_project/60$Build-1</meta:generator>
    <dc:date>2024-02-11T21:25:38.181916287</dc:date>
    <meta:document-statistic meta:table-count="0" meta:image-count="0" meta:object-count="0" meta:page-count="8" meta:paragraph-count="141" meta:word-count="2462" meta:character-count="17010" meta:non-whitespace-character-count="14666"/>
    <meta:template xlink:type="simple" xlink:actuate="onRequest" xlink:title="writer_sablon_1_alap" xlink:href="../../../../..//Templates/LibreOffice/Writer/writer_sablon_1_alap.ott" meta:date="2024-02-03T22:53:46.696918726"/>
  </office:meta>
</office:document-meta>
</file>